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P1" style:family="paragraph">
      <loext:graphic-properties draw:fill="solid" draw:fill-color="#ffffff"/>
      <style:text-properties fo:font-size="9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94cm" svg:height="1.319cm" svg:x="11.484cm" svg:y="7.74cm">
          <draw:text-box>
            <text:p><text:span text:style-name="T1">CLK_SESS_FIN (21)</text:span></text:p>
            <text:p><text:span text:style-name="T1">CLK_FERM (22)</text:span></text:p>
          </draw:text-box>
        </draw:frame>
        <draw:line draw:style-name="gr2" draw:text-style-name="P2" draw:layer="layout" svg:x1="12.002cm" svg:y1="5.961cm" svg:x2="16.107cm" svg:y2="8.566cm">
          <text:p/>
        </draw:line>
        <draw:custom-shape draw:style-name="gr3" draw:text-style-name="P4" xml:id="id1" draw:id="id1" draw:layer="layout" svg:width="7.3cm" svg:height="1.3cm" svg:x="4.7cm" svg:y="5.376cm">
          <text:p text:style-name="P3"><text:span text:style-name="T2">EDITION_DEMAND</text:span><text:span text:style-name="T2">E (2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7.3cm" svg:height="1.3cm" svg:x="4.7cm" svg:y="9.076cm">
          <text:p text:style-name="P3"><text:span text:style-name="T2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7.3cm" svg:height="1.3cm" svg:x="4.7cm" svg:y="13.476cm">
          <text:p text:style-name="P3"><text:span text:style-name="T2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7.3cm" svg:height="1.3cm" svg:x="16cm" svg:y="15.176cm">
          <text:p text:style-name="P3"><text:span text:style-name="T2">TERMIN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3cm" svg:height="1.3cm" svg:x="16.125cm" svg:y="8.452cm">
          <text:p text:style-name="P3"><text:span text:style-name="T2">ANNULE (1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1cm" svg:height="2cm" svg:x="4.7cm" svg:y="1.076cm">
          <text:p text:style-name="P3"><text:span text:style-name="T3">gramc v 2.5.x - Etats d’une rallonge</text:span></text:p>
          <text:p text:style-name="P3">cf. RallongeWorkflow.php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8.35cm" svg:y1="6.676cm" svg:x2="8.35cm" svg:y2="8.576cm" draw:start-shape="id1" draw:start-glue-point="2" svg:d="M8350 6676v1900" svg:viewBox="0 0 1 1901">
          <text:p/>
        </draw:connector>
        <draw:connector draw:style-name="gr5" draw:text-style-name="P6" draw:layer="layout" draw:type="line" svg:x1="8.35cm" svg:y1="10.376cm" svg:x2="8.35cm" svg:y2="13.476cm" draw:start-shape="id2" draw:start-glue-point="2" draw:end-shape="id3" svg:d="M8350 10376v3100" svg:viewBox="0 0 1 3101">
          <text:p/>
        </draw:connector>
        <draw:connector draw:style-name="gr5" draw:text-style-name="P6" draw:layer="layout" draw:type="curve" svg:x1="12cm" svg:y1="14.126cm" svg:x2="12cm" svg:y2="14.126cm" draw:start-shape="id3" draw:end-shape="id3" svg:d="M12000 14126z" svg:viewBox="0 0 1 1">
          <text:p/>
        </draw:connector>
        <draw:custom-shape draw:style-name="gr6" draw:text-style-name="P7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7.9cm" svg:y1="4.076cm" svg:x2="7.9cm" svg:y2="5.376cm">
          <text:p/>
        </draw:line>
        <draw:custom-shape draw:style-name="gr3" draw:text-style-name="P4" xml:id="id4" draw:id="id4" draw:layer="layout" svg:width="7.3cm" svg:height="1.3cm" svg:x="4.701cm" svg:y="17.077cm">
          <text:p text:style-name="P3"><text:span text:style-name="T2">ACTIF 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708cm" svg:height="1.319cm" svg:x="5.266cm" svg:y="11.526cm">
          <draw:text-box>
            <text:p><text:span text:style-name="T1">CLK_VAL_EXP_OK (11),</text:span></text:p>
            <text:p><text:span text:style-name="T1">CLK_VAL_EXP_KO (12)</text:span></text:p>
          </draw:text-box>
        </draw:frame>
        <draw:line draw:style-name="gr2" draw:text-style-name="P2" draw:layer="layout" svg:x1="12.011cm" svg:y1="9.632cm" svg:x2="16.115cm" svg:y2="9.261cm">
          <text:p/>
        </draw:line>
        <draw:connector draw:style-name="gr2" draw:text-style-name="P2" draw:layer="layout" draw:type="line" svg:x1="8.35cm" svg:y1="14.776cm" svg:x2="8.351cm" svg:y2="17.077cm" draw:start-shape="id3" draw:start-glue-point="2" draw:end-shape="id4" draw:end-glue-point="0" svg:d="M8350 14776l1 2301" svg:viewBox="0 0 2 2302">
          <text:p/>
        </draw:connector>
        <draw:connector draw:style-name="gr2" draw:text-style-name="P2" draw:layer="layout" draw:type="line" svg:x1="12.001cm" svg:y1="17.727cm" svg:x2="16cm" svg:y2="15.826cm" draw:start-shape="id4" draw:start-glue-point="1" draw:end-shape="id5" draw:end-glue-point="3" svg:d="M12001 17727l3999-1901" svg:viewBox="0 0 4000 1902">
          <text:p/>
        </draw:connector>
        <draw:line draw:style-name="gr2" draw:text-style-name="P2" draw:layer="layout" svg:x1="12.04cm" svg:y1="14.032cm" svg:x2="16.14cm" svg:y2="9.691cm">
          <text:p/>
        </draw:line>
        <draw:frame draw:style-name="gr7" draw:text-style-name="P1" draw:layer="layout" svg:width="3.576cm" svg:height="0.963cm" svg:x="5.108cm" svg:y="7.076cm">
          <draw:text-box>
            <text:p><text:span text:style-name="T1">CLK_VAL_DEM (10)</text:span></text:p>
          </draw:text-box>
        </draw:frame>
        <draw:frame draw:style-name="gr8" draw:text-style-name="P1" draw:layer="layout" svg:width="4.043cm" svg:height="0.607cm" svg:x="5.046cm" svg:y="15.683cm">
          <draw:text-box>
            <text:p><text:span text:style-name="T1">CLK_VAL_PRS (5) </text:span></text:p>
          </draw:text-box>
        </draw:frame>
        <draw:frame draw:style-name="gr7" draw:text-style-name="P1" draw:layer="layout" svg:width="4.47cm" svg:height="0.963cm" svg:x="12.566cm" svg:y="10.341cm">
          <draw:text-box>
            <text:p><text:span text:style-name="T1">CLK_SESS_FIN (21)</text:span></text:p>
            <text:p><text:span text:style-name="T1">CLK_FERM (22)</text:span></text:p>
          </draw:text-box>
        </draw:frame>
        <draw:frame draw:style-name="gr7" draw:text-style-name="P1" draw:layer="layout" svg:width="4.47cm" svg:height="0.963cm" svg:x="12.366cm" svg:y="16.642cm">
          <draw:text-box>
            <text:p><text:span text:style-name="T1">CLK_SESS_FIN (21)</text:span></text:p>
            <text:p><text:span text:style-name="T1">CLK_FERM (2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3-11T10:45:34.975149430</dc:date>
    <meta:editing-duration>PT3H21M13S</meta:editing-duration>
    <meta:editing-cycles>37</meta:editing-cycles>
    <meta:generator>LibreOffice/6.0.7.3$Linux_X86_64 LibreOffice_project/00m0$Build-3</meta:generator>
    <meta:document-statistic meta:object-count="23"/>
  </office:meta>
</office:document-meta>
</file>